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47920" draw:fill-color="#f69240" draw:textarea-horizontal-align="justify" draw:textarea-vertical-align="middle" draw:auto-grow-height="false" fo:min-height="2.29cm" fo:min-width="9.914cm"/>
    </style:style>
    <style:style style:name="gr2" style:family="graphic" style:parent-style-name="standard">
      <style:graphic-properties svg:stroke-color="#828282" draw:fill-color="#a7a7a7" draw:textarea-horizontal-align="justify" draw:textarea-vertical-align="middle" draw:auto-grow-height="false" fo:min-height="2.29cm" fo:min-width="9.914cm"/>
    </style:style>
    <style:style style:name="gr3" style:family="graphic" style:parent-style-name="standard">
      <style:graphic-properties svg:stroke-color="#828282" draw:fill-color="#a7a7a7" draw:textarea-horizontal-align="justify" draw:textarea-vertical-align="middle" draw:auto-grow-height="false" fo:min-height="3.148cm" fo:min-width="4.478cm"/>
    </style:style>
    <style:style style:name="gr4" style:family="graphic" style:parent-style-name="standard">
      <style:graphic-properties svg:stroke-color="#f47920" draw:fill-color="#f69240" draw:textarea-horizontal-align="justify" draw:textarea-vertical-align="middle" draw:auto-grow-height="false" fo:min-height="3.148cm" fo:min-width="4.478cm"/>
    </style:style>
    <style:style style:name="P1" style:family="paragraph">
      <style:paragraph-properties fo:text-align="center"/>
    </style:style>
    <style:style style:name="P2" style:family="paragraph">
      <loext:graphic-properties draw:fill-color="#f69240"/>
      <style:paragraph-properties fo:text-align="center"/>
    </style:style>
    <style:style style:name="P3" style:family="paragraph">
      <loext:graphic-properties draw:fill-color="#a7a7a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414cm" svg:height="2.54cm" svg:x="4.175cm" svg:y="16.794cm">
          <text:p text:style-name="P1">Jav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414cm" svg:height="2.54cm" svg:x="4.175cm" svg:y="6.794cm">
          <text:p text:style-name="P1">Advanced Data Structure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978cm" svg:height="3.398cm" svg:x="4.175cm" svg:y="9.794cm">
          <text:p text:style-name="P1">Linear</text:p>
          <text:p text:style-name="P1">Data</text:p>
          <text:p text:style-name="P1">Structu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978cm" svg:height="3.398cm" svg:x="9.636cm" svg:y="9.794cm">
          <text:p text:style-name="P1">Hierarchical</text:p>
          <text:p text:style-name="P1">Data</text:p>
          <text:p text:style-name="P1">Structu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0.414cm" svg:height="2.54cm" svg:x="4.175cm" svg:y="13.694cm">
          <text:p text:style-name="P1">Recursion and Basic Algorithms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3" draw:layer="layout" svg:width="10.414cm" svg:height="2.54cm" svg:x="4.176cm" svg:y="16.794cm">
          <text:p text:style-name="P1">Jav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414cm" svg:height="2.54cm" svg:x="4.176cm" svg:y="6.794cm">
          <text:p text:style-name="P1">Advanced Data Structure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978cm" svg:height="3.398cm" svg:x="4.176cm" svg:y="9.794cm">
          <text:p text:style-name="P1">Linear</text:p>
          <text:p text:style-name="P1">Data</text:p>
          <text:p text:style-name="P1">Structu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978cm" svg:height="3.398cm" svg:x="9.637cm" svg:y="9.794cm">
          <text:p text:style-name="P1">Hierarchical</text:p>
          <text:p text:style-name="P1">Data</text:p>
          <text:p text:style-name="P1">Structu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0.414cm" svg:height="2.54cm" svg:x="4.176cm" svg:y="13.694cm">
          <text:p text:style-name="P1">Recursion and Basic Algorithms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" draw:text-style-name="P3" draw:layer="layout" svg:width="10.414cm" svg:height="2.54cm" svg:x="4.176cm" svg:y="16.794cm">
          <text:p text:style-name="P1">Jav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414cm" svg:height="2.54cm" svg:x="4.176cm" svg:y="6.794cm">
          <text:p text:style-name="P1">Advanced Data Structure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78cm" svg:height="3.398cm" svg:x="4.176cm" svg:y="9.794cm">
          <text:p text:style-name="P1">Linear</text:p>
          <text:p text:style-name="P1">Data</text:p>
          <text:p text:style-name="P1">Structu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978cm" svg:height="3.398cm" svg:x="9.637cm" svg:y="9.794cm">
          <text:p text:style-name="P1">Hierarchical</text:p>
          <text:p text:style-name="P1">Data</text:p>
          <text:p text:style-name="P1">Structu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0.414cm" svg:height="2.54cm" svg:x="4.176cm" svg:y="13.694cm">
          <text:p text:style-name="P1">Recursion and Basic Algorithms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2" draw:text-style-name="P3" draw:layer="layout" svg:width="10.414cm" svg:height="2.54cm" svg:x="4.176cm" svg:y="16.794cm">
          <text:p text:style-name="P1">Jav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414cm" svg:height="2.54cm" svg:x="4.176cm" svg:y="6.794cm">
          <text:p text:style-name="P1">Advanced Data Structure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978cm" svg:height="3.398cm" svg:x="4.176cm" svg:y="9.794cm">
          <text:p text:style-name="P1">Linear</text:p>
          <text:p text:style-name="P1">Data</text:p>
          <text:p text:style-name="P1">Structu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978cm" svg:height="3.398cm" svg:x="9.637cm" svg:y="9.794cm">
          <text:p text:style-name="P1">Hierarchical</text:p>
          <text:p text:style-name="P1">Data</text:p>
          <text:p text:style-name="P1">Structu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0.414cm" svg:height="2.54cm" svg:x="4.176cm" svg:y="13.694cm">
          <text:p text:style-name="P1">Recursion and Basic Algorithms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2" draw:text-style-name="P3" draw:layer="layout" svg:width="10.414cm" svg:height="2.54cm" svg:x="4.176cm" svg:y="16.794cm">
          <text:p text:style-name="P1">Jav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414cm" svg:height="2.54cm" svg:x="4.176cm" svg:y="6.794cm">
          <text:p text:style-name="P1">Advanced Data Structure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978cm" svg:height="3.398cm" svg:x="4.176cm" svg:y="9.794cm">
          <text:p text:style-name="P1">Linear</text:p>
          <text:p text:style-name="P1">Data</text:p>
          <text:p text:style-name="P1">Structu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978cm" svg:height="3.398cm" svg:x="9.637cm" svg:y="9.794cm">
          <text:p text:style-name="P1">Hierarchical</text:p>
          <text:p text:style-name="P1">Data</text:p>
          <text:p text:style-name="P1">Structu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0.414cm" svg:height="2.54cm" svg:x="4.176cm" svg:y="13.694cm">
          <text:p text:style-name="P1">Recursion and Basic Algorithm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2:11:54.057639509</meta:creation-date>
    <dc:date>2019-09-18T12:24:13.545591234</dc:date>
    <meta:editing-duration>PT12M18S</meta:editing-duration>
    <meta:editing-cycles>3</meta:editing-cycles>
    <meta:generator>LibreOffice/6.2.6.2$Linux_X86_64 LibreOffice_project/20$Build-2</meta:generator>
    <meta:document-statistic meta:object-count="25"/>
  </office:meta>
</office:document-meta>
</file>